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Mono" fo:font-size="10pt" style:text-underline-style="none" style:font-size-asian="10pt" style:font-size-complex="10pt"/>
    </style:style>
    <style:style style:name="P4" style:family="paragraph" style:parent-style-name="Standard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Liberation Mono" fo:font-size="10pt" style:text-underline-style="none" style:font-size-asian="10pt" style:font-size-complex="10pt"/>
    </style:style>
    <style:style style:name="P6" style:family="paragraph" style:parent-style-name="Standard">
      <style:text-properties style:use-window-font-color="true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b8ff" style:font-name="Liberation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ff0000" style:font-name="Liberation Mono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ff000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8000" style:font-name="Liberation 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8000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ff" style:font-name="Liberation 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ff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000"/>
    </style:style>
    <style:style style:name="T3" style:family="text">
      <style:text-properties fo:color="#008000" style:text-underline-style="none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fo:font-style="normal" style:font-style-asian="normal" style:font-style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fo:color="#0000ff"/>
    </style:style>
    <style:style style:name="T12" style:family="text">
      <style:text-properties fo:color="#0000ff" fo:font-weight="normal" style:font-weight-asian="normal" style:font-weight-complex="normal"/>
    </style:style>
    <style:style style:name="T13" style:family="text">
      <style:text-properties fo:color="#0000ff" style:text-underline-style="none"/>
    </style:style>
    <style:style style:name="T14" style:family="text">
      <style:text-properties fo:color="#c0c0c0"/>
    </style:style>
    <style:style style:name="T15" style:family="text">
      <style:text-properties fo:color="#c0c0c0" fo:font-weight="normal" style:font-weight-asian="normal" style:font-weight-complex="normal"/>
    </style:style>
    <style:style style:name="T16" style:family="text">
      <style:text-properties fo:color="#c0c0c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c0c0c0" fo:font-style="normal" style:font-style-asian="normal" style:font-style-complex="normal"/>
    </style:style>
    <style:style style:name="T18" style:family="text">
      <style:text-properties fo:color="#00b8ff" style:text-underline-style="none"/>
    </style:style>
    <style:style style:name="T19" style:family="text">
      <style:text-properties fo:color="#00b8ff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$ hexdump -C dBAR-</text:span><text:span text:style-name="T18">005</text:span><text:span text:style-name="T10">-</text:span><text:span text:style-name="T5">000df061</text:span><text:span text:style-name="T10">-</text:span><text:span text:style-name="T3">003fdac4</text:span><text:span text:style-name="T10">-</text:span><text:span text:style-name="T13">4d0e1f05</text:span><text:span text:style-name="T10">.bin </text:span></text:p>
      <text:p text:style-name="P5">00000000 <text:s/><text:span text:style-name="T19">05</text:span><text:span text:style-name="T1"> </text:span><text:span text:style-name="T6">61 f0 0d 00</text:span><text:span text:style-name="T1"> </text:span><text:span text:style-name="T4">c4 da 3f <text:s/>00</text:span><text:span text:style-name="T1"> </text:span><text:span text:style-name="T12">05 1f 0e 4d</text:span> <text:span text:style-name="T16">06</text:span><text:span text:style-name="T14"> </text:span><text:span text:style-name="T15">f4 f8</text:span> <text:s/>|.a.....?....M<text:span text:style-name="T14">...</text:span>| </text:p>
      <text:p text:style-name="P5">00000010 <text:s/><text:span text:style-name="T15">f7 28 8e cf 61 0a</text:span><text:span text:style-name="T14"> </text:span><text:span text:style-name="T17">06</text:span><text:span text:style-name="T14"> </text:span><text:span text:style-name="T15">6f <text:s/>70 f1 0d 55 3c d6 a1</text:span><text:span text:style-name="T14"> </text:span><text:span text:style-name="T17">06</text:span> <text:s/>|<text:span text:style-name="T14">.(..a..op..U&lt;...</text:span>| </text:p>
      <text:p text:style-name="P5">00000020 <text:s/><text:span text:style-name="T15">e9 e4 29 b1 92 e2 68 d7</text:span><text:span text:style-name="T14"> <text:s/></text:span><text:span text:style-name="T17">06</text:span><text:span text:style-name="T14"> </text:span><text:span text:style-name="T15">e3 87 c5 fc 01 64 04</text:span> <text:s/>|<text:span text:style-name="T14">..)...h.......d.</text:span>| </text:p>
      <text:p text:style-name="P5">00000030 <text:s/><text:span text:style-name="T15">57</text:span><text:span text:style-name="T14"> </text:span><text:span text:style-name="T17">06</text:span><text:span text:style-name="T14"> </text:span><text:span text:style-name="T15">79 c7 a1 d3 6c ba <text:s/>1f 1f</text:span> <text:span text:style-name="T19">05</text:span><text:span text:style-name="T1"> </text:span><text:span text:style-name="T6">61 f0 0d 00</text:span><text:span text:style-name="T1"> </text:span><text:span text:style-name="T4">c4</text:span> <text:s/>|<text:span text:style-name="T14">W.y...l...</text:span>.a....| </text:p>
      <text:p text:style-name="P6">00000040 <text:s/><text:span text:style-name="T2">da 3f 00</text:span> <text:span text:style-name="T11">05 1f 0e 4d</text:span> <text:span text:style-name="T17">05</text:span><text:span text:style-name="T14"> <text:s/>50 e4 a2 b8 00 00 00 00</text:span> <text:s/>|.?....M<text:span text:style-name="T14">.P.......</text:span>| </text:p>
      <text:p text:style-name="P6">00000050 <text:s/><text:span text:style-name="T17">05</text:span><text:span text:style-name="T14"> ab 94 04 98 00 00 00 <text:s/>00 </text:span><text:span text:style-name="T17">05</text:span><text:span text:style-name="T14"> 2e 0c 13 43 00 00</text:span> <text:s/>|<text:span text:style-name="T14">.............C..</text:span>| </text:p>
      <text:p text:style-name="P6">00000060 <text:s/><text:span text:style-name="T14">00 00 </text:span><text:span text:style-name="T17">05</text:span><text:span text:style-name="T14"> 00 99 3f e5 00 <text:s/>00 00 00 </text:span><text:span text:style-name="T17">05</text:span><text:span text:style-name="T14"> e3 3b b3 1b</text:span> <text:s/>|<text:span text:style-name="T14">.....?.......;..</text:span>| </text:p>
      <text:p text:style-name="P6">00000070 <text:s/><text:span text:style-name="T14">00 00 00 00</text:span> <text:s text:c="38"/>|<text:span text:style-name="T14">....</text:span>| </text:p>
      <text:p text:style-name="P6">00000074</text:p>
      <text:p text:style-name="P2"/>
      <text:p text:style-name="P7">number of tracks</text:p>
      <text:p text:style-name="P8">AccurateRip disc ID v1</text:p>
      <text:p text:style-name="P10">AccurateRip disc ID v2</text:p>
      <text:p text:style-name="P12">FreeDB disc ID</text:p>
      <text:p text:style-name="P12"/>
      <text:p text:style-name="P14"><text:span text:style-name="T10">$ hexdump -C dBAR-005-000df061-003fdac4-4d0e1f05.bin</text:span><text:span text:style-name="T9"> </text:span></text:p>
      <text:p text:style-name="P3">00000000 <text:s/><text:span text:style-name="T15">05 61 f0 0d 00 c4 da 3f <text:s/>00 05 1f 0e 4d</text:span> <text:span text:style-name="T8">06</text:span> <text:span text:style-name="T4">f4 f8</text:span> <text:s/>|<text:span text:style-name="T14">.a.....?....M</text:span>...| </text:p>
      <text:p text:style-name="P3">00000010 <text:s/><text:span text:style-name="T4">f7 28</text:span><text:span text:style-name="T1"> </text:span><text:span text:style-name="T12">8e cf 61 0a</text:span> <text:span text:style-name="T7">06</text:span> <text:span text:style-name="T4">6f <text:s/>70 f1 0d</text:span><text:span text:style-name="T1"> </text:span><text:span text:style-name="T12">55 3c d6 a1</text:span> <text:span text:style-name="T7">06</text:span> <text:s/>|.(..a..op..U&lt;...| </text:p>
      <text:p text:style-name="P3">00000020 <text:s/><text:span text:style-name="T4">e9 e4 29 b1</text:span><text:span text:style-name="T1"> </text:span><text:span text:style-name="T12">92 e2 68 d7</text:span> <text:s/><text:span text:style-name="T7">06</text:span> <text:span text:style-name="T4">e3 87 c5 fc</text:span><text:span text:style-name="T1"> </text:span><text:span text:style-name="T12">01 64 04</text:span> <text:s/>|..)...h.......d.| </text:p>
      <text:p text:style-name="P3">00000030 <text:s/><text:span text:style-name="T12">57</text:span> <text:span text:style-name="T7">06</text:span> <text:span text:style-name="T4">79 c7 a1 d3</text:span><text:span text:style-name="T1"> </text:span><text:span text:style-name="T12">6c ba <text:s/>1f 1f</text:span> <text:span text:style-name="T15">05 61 f0 0d 00 c4</text:span> <text:s/>|W.y...l...<text:span text:style-name="T14">.a....</text:span>| </text:p>
      <text:p text:style-name="P4">00000040 <text:s/><text:span text:style-name="T14">da 3f 00 05 1f 0e 4d</text:span> <text:span text:style-name="T7">05</text:span> <text:s/><text:span text:style-name="T2">50 e4 a2 b8</text:span> <text:span text:style-name="T11">00 00 00 00</text:span> <text:s/>|<text:span text:style-name="T14">.?....M</text:span>.P.......| </text:p>
      <text:p text:style-name="P4">00000050 <text:s/><text:span text:style-name="T7">05</text:span> <text:span text:style-name="T2">ab 94 04 98</text:span> <text:span text:style-name="T11">00 00 00 <text:s/>00</text:span> <text:span text:style-name="T7">05</text:span> <text:span text:style-name="T2">2e 0c 13 43</text:span> <text:span text:style-name="T11">00 00</text:span> <text:s/>|.............C..| </text:p>
      <text:p text:style-name="P4">00000060 <text:s/><text:span text:style-name="T11">00 00</text:span> <text:span text:style-name="T7">05</text:span> <text:span text:style-name="T2">00 99 3f e5</text:span> <text:span text:style-name="T11">00 <text:s/>00 00 00</text:span> <text:span text:style-name="T7">05</text:span> <text:span text:style-name="T2">e3 3b b3 1b</text:span> <text:s/>|.....?.......;..| </text:p>
      <text:p text:style-name="P4">00000070 <text:s/><text:span text:style-name="T11">00 00 00 00</text:span> <text:s text:c="38"/>|....| </text:p>
      <text:p text:style-name="P4">00000074</text:p>
      <text:p text:style-name="P4"/>
      <text:p text:style-name="P9">confidence</text:p>
      <text:p text:style-name="P11">AccurateRip checksum v1 or v2 (could be either one)</text:p>
      <text:p text:style-name="P13">AccurateRip checksum of frame 450 (used for offset detection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Zen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Drobek</meta:initial-creator>
    <meta:creation-date>2022-08-16T01:47:42</meta:creation-date>
    <dc:date>2022-10-31T20:30:56</dc:date>
    <dc:creator>Dominik Drobek</dc:creator>
    <meta:editing-duration>PT43M49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2" meta:paragraph-count="27" meta:word-count="307" meta:character-count="1558"/>
  </office:meta>
</office:document-meta>
</file>